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fo:min-height="2.5cm" fo:min-width="12.25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fo:min-height="10.75cm" fo:min-width="12.25cm"/>
      <style:paragraph-properties style:writing-mode="lr-tb"/>
    </style:style>
    <style:style style:name="gr4" style:family="graphic" style:parent-style-name="standard">
      <style:graphic-properties draw:stroke="none" draw:fill="solid" draw:fill-color="#ffb66c" draw:textarea-horizontal-align="justify" draw:textarea-vertical-align="middle" draw:auto-grow-height="false" fo:min-height="2cm" fo:min-width="8cm"/>
      <style:paragraph-properties style:writing-mode="lr-tb"/>
    </style:style>
    <style:style style:name="gr5" style:family="graphic" style:parent-style-name="standard">
      <style:graphic-properties draw:stroke="none" draw:fill="solid" draw:fill-color="#b4c7dc" draw:textarea-horizontal-align="justify" draw:textarea-vertical-align="middle" draw:auto-grow-height="false" fo:min-height="2cm" fo:min-width="8cm"/>
      <style:paragraph-properties style:writing-mode="lr-tb"/>
    </style:style>
    <style:style style:name="gr6" style:family="graphic" style:parent-style-name="standard">
      <style:graphic-properties draw:stroke="none" draw:fill="solid" draw:fill-color="#b3cac7" draw:textarea-horizontal-align="justify" draw:textarea-vertical-align="middle" draw:auto-grow-height="false" fo:min-height="2cm" fo:min-width="8cm"/>
      <style:paragraph-properties style:writing-mode="lr-tb"/>
    </style:style>
    <style:style style:name="gr7" style:family="graphic" style:parent-style-name="standard">
      <style:graphic-properties draw:stroke="none" draw:fill="solid" draw:fill-color="#d4ea6b" draw:textarea-horizontal-align="justify" draw:textarea-vertical-align="middle" draw:auto-grow-height="false" fo:min-height="4.75cm" fo:min-width="8cm"/>
      <style:paragraph-properties style:writing-mode="lr-tb"/>
    </style:style>
    <style:style style:name="gr8" style:family="graphic" style:parent-style-name="standard">
      <style:graphic-properties draw:stroke="none" draw:fill="solid" draw:fill-color="#ffffff" draw:opacity="26%" draw:textarea-horizontal-align="justify" draw:textarea-vertical-align="middle" draw:auto-grow-height="false" fo:min-height="2cm" fo:min-width="7.5cm"/>
      <style:paragraph-properties style:writing-mode="lr-tb"/>
    </style:style>
    <style:style style:name="gr9" style:family="graphic" style:parent-style-name="standard">
      <style:graphic-properties draw:stroke="none" draw:fill="none" draw:fill-color="#ffb66c" draw:textarea-horizontal-align="justify" draw:textarea-vertical-align="middle" draw:auto-grow-height="false" fo:min-height="2cm" fo:min-width="7.5cm"/>
      <style:paragraph-properties style:writing-mode="lr-tb"/>
    </style:style>
    <style:style style:name="gr10" style:family="graphic" style:parent-style-name="standard">
      <style:graphic-properties draw:stroke="none" draw:fill="solid" draw:fill-color="#bf819e" draw:textarea-horizontal-align="justify" draw:textarea-vertical-align="middle" draw:auto-grow-height="false" fo:min-height="2cm" fo:min-width="8cm"/>
      <style:paragraph-properties style:writing-mode="lr-tb"/>
    </style:style>
    <style:style style:name="gr11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626cm" fo:min-width="1.25cm"/>
      <style:paragraph-properties style:writing-mode="lr-tb"/>
    </style:style>
    <style:style style:name="gr12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626cm" fo:min-width="1.907cm"/>
      <style:paragraph-properties style:writing-mode="lr-tb"/>
    </style:style>
    <style:style style:name="gr13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626cm" fo:min-width="1.469cm"/>
      <style:paragraph-properties style:writing-mode="lr-tb"/>
    </style:style>
    <style:style style:name="gr14" style:family="graphic" style:parent-style-name="standard">
      <style:graphic-properties draw:fill="none" draw:textarea-horizontal-align="left" draw:textarea-vertical-align="top" draw:auto-grow-height="false" fo:min-height="16.25cm" fo:min-width="12.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4" style:family="paragraph">
      <style:paragraph-properties fo:text-align="center" style:writing-mode="lr-tb"/>
      <style:text-properties fo:font-size="14pt"/>
    </style:style>
    <style:style style:name="P5" style:family="paragraph">
      <loext:graphic-properties draw:fill="solid" draw:fill-color="#ffb66c"/>
      <style:paragraph-properties fo:text-align="center" style:writing-mode="lr-tb"/>
      <style:text-properties fo:font-size="14pt"/>
    </style:style>
    <style:style style:name="P6" style:family="paragraph">
      <loext:graphic-properties draw:fill="solid" draw:fill-color="#b4c7dc"/>
      <style:paragraph-properties fo:text-align="center" style:writing-mode="lr-tb"/>
      <style:text-properties fo:font-size="14pt"/>
    </style:style>
    <style:style style:name="P7" style:family="paragraph">
      <loext:graphic-properties draw:fill="solid" draw:fill-color="#b3cac7"/>
      <style:paragraph-properties fo:text-align="center" style:writing-mode="lr-tb"/>
      <style:text-properties fo:font-size="14pt"/>
    </style:style>
    <style:style style:name="P8" style:family="paragraph">
      <loext:graphic-properties draw:fill="solid" draw:fill-color="#d4ea6b"/>
      <style:paragraph-properties fo:text-align="center" style:writing-mode="lr-tb"/>
      <style:text-properties fo:font-size="14pt"/>
    </style:style>
    <style:style style:name="P9" style:family="paragraph">
      <loext:graphic-properties draw:fill="solid" draw:fill-color="#ffffff" draw:opacity="26%"/>
      <style:paragraph-properties fo:text-align="center" style:writing-mode="lr-tb"/>
      <style:text-properties fo:font-size="14pt"/>
    </style:style>
    <style:style style:name="P10" style:family="paragraph">
      <loext:graphic-properties draw:fill="none" draw:fill-color="#ffb66c"/>
      <style:paragraph-properties fo:text-align="center" style:writing-mode="lr-tb"/>
      <style:text-properties fo:font-size="14pt"/>
    </style:style>
    <style:style style:name="P11" style:family="paragraph">
      <loext:graphic-properties draw:fill="solid" draw:fill-color="#bf819e"/>
      <style:paragraph-properties fo:text-align="center" style:writing-mode="lr-tb"/>
      <style:text-properties fo:font-size="14pt"/>
    </style:style>
    <style:style style:name="P12" style:family="paragraph">
      <loext:graphic-properties draw:fill="solid" draw:fill-color="#b2b2b2"/>
      <style:paragraph-properties fo:text-align="center" style:writing-mode="lr-tb"/>
      <style:text-properties fo:font-size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/>
    </style:style>
    <style:style style:name="T3" style:family="text">
      <style:text-properties fo:font-size="14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4.5cm" svg:x2="15.75cm" svg:y2="4.5cm">
          <text:p/>
        </draw:line>
        <draw:line draw:style-name="gr1" draw:text-style-name="P1" draw:layer="layout" svg:x1="3cm" svg:y1="7.25cm" svg:x2="15.75cm" svg:y2="7.25cm">
          <text:p/>
        </draw:line>
        <draw:custom-shape draw:style-name="gr2" draw:text-style-name="P3" draw:layer="layout" svg:width="12.75cm" svg:height="2.75cm" svg:x="3cm" svg:y="1.75cm">
          <text:p text:style-name="P2"><text:span text:style-name="T1">micro:b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.75cm" svg:height="2.75cm" svg:x="3cm" svg:y="4.5cm">
          <text:p text:style-name="P2"><text:span text:style-name="T1">Raspberry Pi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75cm" svg:height="11cm" svg:x="3cm" svg:y="7.25cm">
          <text:p text:style-name="P2"><text:span text:style-name="T1">Kubernet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.5cm" svg:height="2.25cm" svg:x="7cm" svg:y="2cm">
          <text:p text:style-name="P4"><text:span text:style-name="T2">Drogue Device</text:span></text:p>
          <text:p text:style-name="P4"><text:span text:style-name="T3">[sensor]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8.5cm" svg:height="2.25cm" svg:x="7cm" svg:y="4.75cm">
          <text:p text:style-name="P4"><text:span text:style-name="T2">Eclipse Kura</text:span></text:p>
          <text:p text:style-name="P4"><text:span text:style-name="T3">[IoT gateway]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8.5cm" svg:height="2.25cm" svg:x="7cm" svg:y="13cm">
          <text:p text:style-name="P4"><text:span text:style-name="T2">Eclipse Ditto</text:span></text:p>
          <text:p text:style-name="P4"><text:span text:style-name="T3">[digital twin]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8.5cm" svg:height="5cm" svg:x="7cm" svg:y="7.5cm">
          <text:p text:style-name="P4"><text:span text:style-name="T2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8cm" svg:height="2.25cm" svg:x="7.25cm" svg:y="9.75cm">
          <text:p text:style-name="P4"><text:span text:style-name="T2">Apache Kafka</text:span></text:p>
          <text:p text:style-name="P4"><text:span text:style-name="T3">[event streaming]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8cm" svg:height="2.25cm" svg:x="7.25cm" svg:y="7.5cm">
          <text:p text:style-name="P4"><text:span text:style-name="T2">Drogue Cloud</text:span></text:p>
          <text:p text:style-name="P4"><text:span text:style-name="T3">[IoT platform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8.5cm" svg:height="2.25cm" svg:x="7cm" svg:y="15.75cm">
          <text:p text:style-name="P4"><text:span text:style-name="T2">Eclipse Streamsheets</text:span></text:p>
          <text:p text:style-name="P4"><text:span text:style-name="T3">[data processing]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cm" svg:height="1.75cm" draw:transform="rotate (-1.5707963267949) translate (15cm 3.5cm)">
          <text:p text:style-name="P4"><text:span text:style-name="T2">BL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draw:layer="layout" svg:width="2.75cm" svg:height="1.75cm" draw:transform="rotate (-1.5707963267949) translate (15cm 6.25cm)">
          <text:p text:style-name="P4"><text:span text:style-name="T2">MQT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2.25cm" svg:height="1.75cm" draw:transform="rotate (-1.5707963267949) translate (15cm 11.25cm)">
          <text:p text:style-name="P4"><text:span text:style-name="T2">Kafk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2.25cm" svg:height="1.75cm" draw:transform="rotate (-1.5707963267949) translate (15cm 14cm)">
          <text:p text:style-name="P4"><text:span text:style-name="T2">MQT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3" draw:layer="layout" svg:width="12.75cm" svg:height="16.5cm" svg:x="3cm" svg:y="1.75cm">
          <text:p text:style-name="P2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4T12:35:25.872673662</meta:creation-date>
    <dc:date>2021-10-13T09:27:14.180007715</dc:date>
    <meta:editing-duration>PT3H40M12S</meta:editing-duration>
    <meta:editing-cycles>6</meta:editing-cycles>
    <meta:generator>LibreOffice/7.2.1.2$Linux_X86_64 LibreOffice_project/87b77fad49947c1441b67c559c339af8f3517e22</meta:generator>
    <meta:document-statistic meta:object-count="17"/>
  </office:meta>
</office:document-meta>
</file>